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123d" officeooo:paragraph-rsid="0013123d"/>
    </style:style>
    <style:style style:name="P2" style:family="paragraph" style:parent-style-name="Standard">
      <style:paragraph-properties fo:text-align="center" style:justify-single-word="false"/>
      <style:text-properties officeooo:rsid="0013123d" officeooo:paragraph-rsid="0013123d"/>
    </style:style>
    <style:style style:name="P3" style:family="paragraph" style:parent-style-name="Standard">
      <style:text-properties officeooo:rsid="0013f665" officeooo:paragraph-rsid="0013f665"/>
    </style:style>
    <style:style style:name="P4" style:family="paragraph" style:parent-style-name="Standard">
      <style:text-properties officeooo:rsid="00143df8" officeooo:paragraph-rsid="00143df8"/>
    </style:style>
    <style:style style:name="P5" style:family="paragraph" style:parent-style-name="Standard">
      <style:text-properties officeooo:rsid="00151e8b" officeooo:paragraph-rsid="00151e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taurant </text:p>
      <text:p text:style-name="P1">Introduction </text:p>
      <text:p text:style-name="P1">Purpose </text:p>
      <text:p text:style-name="P1">The system is going to help customers in restaurant to order the foods and drinks and other staff easily and also help the restaurant owners to keep track on the orders and bills made by customers in restaurant. <text:s/>Mostly the audience for this system are restaurant owners and customers.</text:p>
      <text:p text:style-name="P1"/>
      <text:p text:style-name="P1">Scope</text:p>
      <text:p text:style-name="P3">The Software’s name “”. This software will provide an an interactive user interface overview of the restaurant food and drinks menu where the user can interact by selecting items that are showed on the menu and the billing attached to the items.</text:p>
      <text:p text:style-name="P4">The system will be able to calculate the tax payable for foods and drinks for particular customer, make a order receipt for customer showing the total tax.</text:p>
      <text:p text:style-name="P4"/>
      <text:p text:style-name="P4">Definition, acronyms and abbreviations.</text:p>
      <text:p text:style-name="P4"/>
      <text:p text:style-name="P4">- item – such as foods and drinks</text:p>
      <text:p text:style-name="P4">- tax – total money to be paid</text:p>
      <text:p text:style-name="P4">- order – pacing an <text:s/>order</text:p>
      <text:p text:style-name="P3"/>
      <text:p text:style-name="P5">references</text:p>
      <text:p text:style-name="P5">//documen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6:28:48.519242579</meta:creation-date>
    <dc:date>2022-03-10T17:14:46.974339492</dc:date>
    <meta:editing-duration>PT5M16S</meta:editing-duration>
    <meta:editing-cycles>1</meta:editing-cycles>
    <meta:generator>LibreOffice/6.4.7.2$Linux_X86_64 LibreOffice_project/40$Build-2</meta:generator>
    <meta:document-statistic meta:table-count="0" meta:image-count="0" meta:object-count="0" meta:page-count="1" meta:paragraph-count="13" meta:word-count="147" meta:character-count="871" meta:non-whitespace-character-count="729"/>
  </office:meta>
</office:document-meta>
</file>